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E0000032E0CAF8DF7564082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49cm" draw:z-index="0"><draw:image xlink:href="Pictures/100000010000065E0000032E0CAF8DF7564082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3:24:17.133819652</meta:creation-date>
    <dc:date>2023-11-03T23:25:03.336550051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